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>
      <style:paragraph-properties fo:background-color="#3399ff">
        <style:background-image/>
      </style:paragraph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16057307549945312" text:style-name="L1">
        <text:list-item>
          <text:p text:style-name="P1">ViewSwitcher</text:p>
        </text:list-item>
      </text:list>
      <text:list xml:id="list598474664731496682" text:style-name="L2">
        <text:list-item>
          <text:p text:style-name="P2">Is it a button that i press to switch pages or is it a auto feature upon loading of page.2</text:p>
        </text:list-item>
      </text:list>
      <text:list xml:id="list6623764184571275378" text:style-name="L3">
        <text:list-item>
          <text:p text:style-name="P3">Breakpoints, containers. Do i have to use a specific col, container to ensure responsiveness at a certain size at a particular point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M20S</meta:editing-duration>
    <meta:editing-cycles>5</meta:editing-cycles>
    <meta:generator>OpenOffice/4.1.7$Win32 OpenOffice.org_project/417m1$Build-9800</meta:generator>
    <dc:date>2020-11-06T18:05:21.19</dc:date>
    <dc:creator>Eli Lopez</dc:creator>
    <meta:document-statistic meta:table-count="0" meta:image-count="0" meta:object-count="0" meta:page-count="1" meta:paragraph-count="3" meta:word-count="46" meta:character-count="240"/>
    <meta:user-defined meta:name="Info 1"/>
    <meta:user-defined meta:name="Info 2"/>
    <meta:user-defined meta:name="Info 3"/>
    <meta:user-defined meta:name="Info 4"/>
  </office:meta>
</office:document-meta>
</file>